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xecutorFactoryImpl.setDefaultConfig( ExecutorConfig default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ThreadFactory.newThread( Runnable 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ExecutorFactoryImpl.createDaemonExecutor( Stri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xecutorFactoryImpl.getConfi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ecutorFactoryImpl.getConfig( String id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ExecutorFactoryImpl.createService( String id , ExecutorConfig config )</text:p>
          </table:table-cell>
          <table:table-cell office:value-type="float" office:value="9">
            <text:p text:style-name="Table_20_Contents">9</text:p>
          </table:table-cell>
          <table:table-cell office:value-type="float" office:value="8">
            <text:p text:style-name="Table_20_Contents">8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ExecutorFactoryImpl.setConfigs( Map &lt; String , ExecutorConfig &gt; confi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ecutorFactoryImpl.getDefaultConfi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ThreadFactory.DefaultThreadFactory( String id , boolean daemon , int priorit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xecutorFactoryImpl.createExecutor( Stri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